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A00000056CBA3409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Apple Garamond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1" svg:font-family="'Apple Garamond'" style:font-adornments="Predeterminado" style:font-pitch="variable"/>
    <style:font-face style:name="Apple Garamond Light" svg:font-family="'Apple Garamond Light'" style:font-adornments="Negrita cursiva" style:font-pitch="variable"/>
    <style:font-face style:name="Lucida Grande1" svg:font-family="'Lucida Grande'" style:font-adornments="Negrita" style:font-pitch="variable"/>
    <style:font-face style:name="Lucida Grande" svg:font-family="'Lucida Grande'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hortcuts" style:family="table" style:master-page-name="">
      <style:table-properties style:width="8.784cm" style:page-number="0" table:align="left"/>
    </style:style>
    <style:style style:name="Shortcuts.A" style:family="table-column">
      <style:table-column-properties style:column-width="5.715cm"/>
    </style:style>
    <style:style style:name="Shortcuts.B" style:family="table-column">
      <style:table-column-properties style:column-width="3.069cm"/>
    </style:style>
    <style:style style:name="Shortcuts.A1" style:family="table-cell">
      <style:table-cell-properties style:vertical-align="middle" fo:background-color="#e6ff00">
        <style:background-image/>
      </style:table-cell-properties>
    </style:style>
    <style:style style:name="Shortcuts.B1" style:family="table-cell">
      <style:table-cell-properties fo:background-color="#e6ff00">
        <style:background-image/>
      </style:table-cell-properties>
    </style:style>
    <style:style style:name="Shortcuts.A2" style:family="table-cell">
      <style:table-cell-properties style:vertical-align="middle" fo:background-color="transparent">
        <style:background-image/>
      </style:table-cell-properties>
    </style:style>
    <style:style style:name="Shortcuts.B2" style:family="table-cell">
      <style:table-cell-properties fo:background-color="transparent">
        <style:background-image/>
      </style:table-cell-properties>
    </style:style>
    <style:style style:name="Shortcuts.A20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Shortcuts.B20" style:family="table-cell">
      <style:table-cell-properties fo:background-color="transparent" fo:padding="0cm" fo:border="none">
        <style:background-image/>
      </style:table-cell-properties>
    </style:style>
    <style:style style:name="Tabla1" style:family="table" style:master-page-name="">
      <style:table-properties style:width="9.022cm" style:page-number="0" table:align="left"/>
    </style:style>
    <style:style style:name="Tabla1.A" style:family="table-column">
      <style:table-column-properties style:column-width="6.324cm"/>
    </style:style>
    <style:style style:name="Tabla1.B" style:family="table-column">
      <style:table-column-properties style:column-width="2.699cm"/>
    </style:style>
    <style:style style:name="Tabla1.A1" style:family="table-cell">
      <style:table-cell-properties style:vertical-align="middle" fo:background-color="#e6ff00">
        <style:background-image/>
      </style:table-cell-properties>
    </style:style>
    <style:style style:name="Tabla1.B1" style:family="table-cell">
      <style:table-cell-properties fo:background-color="#e6ff00">
        <style:background-image/>
      </style:table-cell-properties>
    </style:style>
    <style:style style:name="Tabla1.A2" style:family="table-cell">
      <style:table-cell-properties style:vertical-align="middle" fo:background-color="transparent">
        <style:background-image/>
      </style:table-cell-properties>
    </style:style>
    <style:style style:name="Tabla1.B2" style:family="table-cell">
      <style:table-cell-properties fo:background-color="transparent">
        <style:background-image/>
      </style:table-cell-properties>
    </style:style>
    <style:style style:name="P1" style:family="paragraph" style:parent-style-name="MiCuerpo1">
      <style:paragraph-properties fo:text-align="center" style:justify-single-word="false"/>
    </style:style>
    <style:style style:name="P2" style:family="paragraph" style:parent-style-name="MiRenglonEspecial">
      <style:paragraph-properties fo:text-align="start" style:justify-single-word="false"/>
      <style:text-properties style:font-name="Apple Garamond1"/>
    </style:style>
    <style:style style:name="P3" style:family="paragraph" style:parent-style-name="MiRenglonEspecial">
      <style:paragraph-properties fo:margin-top="0.101cm" fo:margin-bottom="0.101cm" fo:text-align="start" style:justify-single-word="false" fo:background-color="transparent" fo:padding="0cm" fo:border="none" style:shadow="none" fo:keep-with-next="always">
        <style:tab-stops/>
        <style:background-image/>
      </style:paragraph-properties>
    </style:style>
    <style:style style:name="P4" style:family="paragraph" style:parent-style-name="MiRenglonEspecial">
      <style:paragraph-properties fo:margin-left="0.212cm" fo:margin-right="0cm" fo:margin-top="0.101cm" fo:margin-bottom="0.101cm" fo:text-align="start" style:justify-single-word="false" fo:text-indent="0cm" style:auto-text-indent="false" fo:padding="0cm" fo:border="none" style:shadow="none" fo:keep-with-next="always">
        <style:tab-stops/>
      </style:paragraph-properties>
    </style:style>
    <style:style style:name="P5" style:family="paragraph" style:parent-style-name="MiCuerpo1">
      <style:text-properties style:text-underline-style="none"/>
    </style:style>
    <style:style style:name="T1" style:family="text">
      <style:text-properties fo:color="#0084d1" style:font-name="Lucida Grande" fo:font-size="10pt" fo:font-style="normal" style:font-name-asian="DejaVu Sans" style:font-size-asian="14pt" style:font-style-asian="italic" style:font-weight-asian="normal" style:font-name-complex="Tahoma" style:font-size-complex="14pt" style:font-style-complex="italic"/>
    </style:style>
    <style:style style:name="T2" style:family="text">
      <style:text-properties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1.499cm">
          <style:column style:rel-width="32767*" fo:start-indent="0cm" fo:end-indent="0.75cm"/>
          <style:column style:rel-width="32768*" fo:start-indent="0.75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32435*" fo:start-indent="0cm" fo:end-indent="0.356cm"/>
          <style:column style:rel-width="33100*" fo:start-indent="0.356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áficos1" text:anchor-type="paragraph" svg:x="-1.401cm" svg:y="-1.401cm" svg:width="21.59cm" svg:height="2.461cm" draw:z-index="0"><draw:image xlink:href="Pictures/10000201000002FA00000056CBA3409D.png" xlink:type="simple" xlink:show="embed" xlink:actuate="onLoad"/></draw:frame></text:p>
      <text:section text:style-name="Sect1" text:name="Sección1">
        <text:p text:style-name="MiTitulo2">For lemon</text:p>
        <text:p text:style-name="MiTitulo2">For Squeeze</text:p>
      </text:section>
      <text:p text:style-name="MiCuerpo1"/>
      <text:section text:style-name="Sect2" text:name="Sección2">
        <table:table table:name="Shortcuts" table:style-name="Shortcuts">
          <table:table-column table:style-name="Shortcuts.A"/>
          <table:table-column table:style-name="Shortcuts.B"/>
          <table:table-row>
            <table:table-cell table:style-name="Shortcuts.A1" office:value-type="string">
              <text:p text:style-name="MiRenglonEspecial">Start operations</text:p>
            </table:table-cell>
            <table:table-cell table:style-name="Shortcuts.B1" office:value-type="string">
              <text:p text:style-name="MiRenglonEspecialDerecho">Ctrl+N </text:p>
            </table:table-cell>
          </table:table-row>
          <table:table-row>
            <table:table-cell table:style-name="Shortcuts.A2" office:value-type="string">
              <text:p text:style-name="MiRenglonEspecial">Focus code input box</text:p>
            </table:table-cell>
            <table:table-cell table:style-name="Shortcuts.B2" office:value-type="string">
              <text:p text:style-name="MiRenglonEspecialDerecho">F2</text:p>
            </table:table-cell>
          </table:table-row>
          <table:table-row>
            <table:table-cell table:style-name="Shortcuts.A1" office:value-type="string">
              <text:p text:style-name="MiRenglonEspecial">Payment method – CASH</text:p>
            </table:table-cell>
            <table:table-cell table:style-name="Shortcuts.B1" office:value-type="string">
              <text:p text:style-name="MiRenglonEspecialDerecho">Alt+S</text:p>
            </table:table-cell>
          </table:table-row>
          <table:table-row>
            <table:table-cell table:style-name="Shortcuts.A2" office:value-type="string">
              <text:p text:style-name="MiRenglonEspecial">Payment method – CARD</text:p>
            </table:table-cell>
            <table:table-cell table:style-name="Shortcuts.B2" office:value-type="string">
              <text:p text:style-name="MiRenglonEspecialDerecho">Alt+R </text:p>
            </table:table-cell>
          </table:table-row>
          <table:table-row>
            <table:table-cell table:style-name="Shortcuts.A1" office:value-type="string">
              <text:p text:style-name="MiRenglonEspecial">Focus the payment amount </text:p>
            </table:table-cell>
            <table:table-cell table:style-name="Shortcuts.B1" office:value-type="string">
              <text:p text:style-name="MiRenglonEspecialDerecho">Alt+A</text:p>
            </table:table-cell>
          </table:table-row>
          <table:table-row>
            <table:table-cell table:style-name="Shortcuts.A2" office:value-type="string">
              <text:p text:style-name="MiRenglonEspecial">Search products</text:p>
            </table:table-cell>
            <table:table-cell table:style-name="Shortcuts.B2" office:value-type="string">
              <text:p text:style-name="MiRenglonEspecialDerecho">F3</text:p>
            </table:table-cell>
          </table:table-row>
          <table:table-row>
            <table:table-cell table:style-name="Shortcuts.A1" office:value-type="string">
              <text:p text:style-name="MiRenglonEspecial">Show products grid</text:p>
            </table:table-cell>
            <table:table-cell table:style-name="Shortcuts.B1" office:value-type="string">
              <text:p text:style-name="MiRenglonEspecialDerecho">Ctrl+P </text:p>
            </table:table-cell>
          </table:table-row>
          <table:table-row>
            <table:table-cell table:style-name="Shortcuts.A2" office:value-type="string">
              <text:p text:style-name="MiRenglonEspecial">Deleting a product from list</text:p>
            </table:table-cell>
            <table:table-cell table:style-name="Shortcuts.B2" office:value-type="string">
              <text:p text:style-name="MiRenglonEspecialDerecho">Ctrl+-</text:p>
            </table:table-cell>
          </table:table-row>
          <table:table-row>
            <table:table-cell table:style-name="Shortcuts.A1" office:value-type="string">
              <text:p text:style-name="MiRenglonEspecial">Cancelling current transaction</text:p>
            </table:table-cell>
            <table:table-cell table:style-name="Shortcuts.B1" office:value-type="string">
              <text:p text:style-name="MiRenglonEspecialDerecho">F10</text:p>
            </table:table-cell>
          </table:table-row>
          <table:table-row>
            <table:table-cell table:style-name="Shortcuts.A2" office:value-type="string">
              <text:p text:style-name="MiRenglonEspecial">Cancelling a ticket</text:p>
            </table:table-cell>
            <table:table-cell table:style-name="Shortcuts.B2" office:value-type="string">
              <text:p text:style-name="MiRenglonEspecialDerecho">F11</text:p>
            </table:table-cell>
          </table:table-row>
          <table:table-row>
            <table:table-cell table:style-name="Shortcuts.A1" office:value-type="string">
              <text:p text:style-name="MiRenglonEspecial">Reprint tickets</text:p>
            </table:table-cell>
            <table:table-cell table:style-name="Shortcuts.B1" office:value-type="string">
              <text:p text:style-name="MiRenglonEspecialDerecho">F5</text:p>
            </table:table-cell>
          </table:table-row>
          <table:table-row>
            <table:table-cell table:style-name="Shortcuts.A2" office:value-type="string">
              <text:p text:style-name="MiRenglonEspecial">Show price checker</text:p>
            </table:table-cell>
            <table:table-cell table:style-name="Shortcuts.B2" office:value-type="string">
              <text:p text:style-name="MiRenglonEspecialDerecho">F9</text:p>
            </table:table-cell>
          </table:table-row>
          <table:table-row>
            <table:table-cell table:style-name="Shortcuts.A1" office:value-type="string">
              <text:p text:style-name="MiRenglonEspecial">Cash Available in drawer</text:p>
            </table:table-cell>
            <table:table-cell table:style-name="Shortcuts.B1" office:value-type="string">
              <text:p text:style-name="MiRenglonEspecialDerecho">F6</text:p>
            </table:table-cell>
          </table:table-row>
          <table:table-row>
            <table:table-cell table:style-name="Shortcuts.A2" office:value-type="string">
              <text:p text:style-name="MiRenglonEspecial">Cash Out</text:p>
            </table:table-cell>
            <table:table-cell table:style-name="Shortcuts.B2" office:value-type="string">
              <text:p text:style-name="MiRenglonEspecialDerecho">F7</text:p>
            </table:table-cell>
          </table:table-row>
          <table:table-row>
            <table:table-cell table:style-name="Shortcuts.A1" office:value-type="string">
              <text:p text:style-name="MiRenglonEspecial">Cash In</text:p>
            </table:table-cell>
            <table:table-cell table:style-name="Shortcuts.B1" office:value-type="string">
              <text:p text:style-name="MiRenglonEspecialDerecho">F8</text:p>
            </table:table-cell>
          </table:table-row>
          <table:table-row>
            <table:table-cell table:style-name="Shortcuts.A2" office:value-type="string">
              <text:p text:style-name="MiRenglonEspecial">Balance</text:p>
            </table:table-cell>
            <table:table-cell table:style-name="Shortcuts.B2" office:value-type="string">
              <text:p text:style-name="MiRenglonEspecialDerecho">CTRL-B</text:p>
            </table:table-cell>
          </table:table-row>
          <table:table-row>
            <table:table-cell table:style-name="Shortcuts.A1" office:value-type="string">
              <text:p text:style-name="MiRenglonEspecial">End of day report</text:p>
            </table:table-cell>
            <table:table-cell table:style-name="Shortcuts.B1" office:value-type="string">
              <text:p text:style-name="MiRenglonEspecialDerecho">Ctrl-W</text:p>
            </table:table-cell>
          </table:table-row>
          <table:table-row>
            <table:table-cell table:style-name="Shortcuts.A2" office:value-type="string">
              <text:p text:style-name="MiRenglonEspecial">Log in / log out</text:p>
            </table:table-cell>
            <table:table-cell table:style-name="Shortcuts.B2" office:value-type="string">
              <text:p text:style-name="MiRenglonEspecialDerecho">CTRL-L</text:p>
            </table:table-cell>
          </table:table-row>
          <table:table-row>
            <table:table-cell table:style-name="Shortcuts.A1" office:value-type="string">
              <text:p text:style-name="P3"><text:span text:style-name="T2">Add Special Order</text:span></text:p>
            </table:table-cell>
            <table:table-cell table:style-name="Shortcuts.B1" office:value-type="string">
              <text:p text:style-name="MiRenglonEspecialDerecho">Pg Up</text:p>
            </table:table-cell>
          </table:table-row>
          <table:table-row>
            <table:table-cell table:style-name="Shortcuts.A20" office:value-type="string">
              <text:p text:style-name="MiRenglonEspecial">Complete a Special Order</text:p>
            </table:table-cell>
            <table:table-cell table:style-name="Shortcuts.B20" office:value-type="string">
              <text:p text:style-name="MiRenglonEspecialDerecho">Pg Down</text:p>
            </table:table-cell>
          </table:table-row>
          <table:table-row>
            <table:table-cell table:style-name="Shortcuts.A1" office:value-type="string">
              <text:p text:style-name="P4">Change Special Order Status</text:p>
            </table:table-cell>
            <table:table-cell table:style-name="Shortcuts.B1" office:value-type="string">
              <text:p text:style-name="MiRenglonEspecialDerecho">Ctrl-PgUp</text:p>
            </table:table-cell>
          </table:table-row>
          <table:table-row>
            <table:table-cell table:style-name="Shortcuts.A2" office:value-type="string">
              <text:p text:style-name="MiRenglonEspecial">Lock Screen</text:p>
            </table:table-cell>
            <table:table-cell table:style-name="Shortcuts.B2" office:value-type="string">
              <text:p text:style-name="MiRenglonEspecialDerecho">Ctrl-Space</text:p>
            </table:table-cell>
          </table:table-row>
          <table:table-row>
            <table:table-cell table:style-name="Shortcuts.A1" office:value-type="string">
              <text:p text:style-name="MiRenglonEspecial">Suspend Sale</text:p>
            </table:table-cell>
            <table:table-cell table:style-name="Shortcuts.B1" office:value-type="string">
              <text:p text:style-name="MiRenglonEspecialDerecho">Ctrl-Backspace</text:p>
            </table:table-cell>
          </table:table-row>
          <table:table-row>
            <table:table-cell table:style-name="Shortcuts.A2" office:value-type="string">
              <text:p text:style-name="MiRenglonEspecial">Resume Suspended Sale</text:p>
            </table:table-cell>
            <table:table-cell table:style-name="Shortcuts.B2" office:value-type="string">
              <text:p text:style-name="MiRenglonEspecialDerecho">Ctrl-R</text:p>
            </table:table-cell>
          </table:table-row>
          <table:table-row>
            <table:table-cell table:style-name="Shortcuts.A1" office:value-type="string">
              <text:p text:style-name="MiRenglonEspecial">Apply an occassional Discount</text:p>
            </table:table-cell>
            <table:table-cell table:style-name="Shortcuts.B1" office:value-type="string">
              <text:p text:style-name="MiRenglonEspecialDerecho">Ctrl-D</text:p>
            </table:table-cell>
          </table:table-row>
        </table:table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iRenglonEspecial">Log in</text:p>
            </table:table-cell>
            <table:table-cell table:style-name="Tabla1.B1" office:value-type="string">
              <text:p text:style-name="MiRenglonEspecialDerecho">Ctrl+L </text:p>
            </table:table-cell>
          </table:table-row>
          <table:table-row>
            <table:table-cell table:style-name="Tabla1.A2" office:value-type="string">
              <text:p text:style-name="MiRenglonEspecial">Browse products</text:p>
            </table:table-cell>
            <table:table-cell table:style-name="Tabla1.B2" office:value-type="string">
              <text:p text:style-name="MiRenglonEspecialDerecho">Ctrl+P</text:p>
            </table:table-cell>
          </table:table-row>
          <table:table-row>
            <table:table-cell table:style-name="Tabla1.A1" office:value-type="string">
              <text:p text:style-name="MiRenglonEspecial">Browse offers</text:p>
            </table:table-cell>
            <table:table-cell table:style-name="Tabla1.B1" office:value-type="string">
              <text:p text:style-name="MiRenglonEspecialDerecho">Ctrl+O</text:p>
            </table:table-cell>
          </table:table-row>
          <table:table-row>
            <table:table-cell table:style-name="Tabla1.A2" office:value-type="string">
              <text:p text:style-name="MiRenglonEspecial">Browse categories</text:p>
            </table:table-cell>
            <table:table-cell table:style-name="Tabla1.B2" office:value-type="string">
              <text:p text:style-name="MiRenglonEspecialDerecho">Ctrl+C</text:p>
            </table:table-cell>
          </table:table-row>
          <table:table-row>
            <table:table-cell table:style-name="Tabla1.A1" office:value-type="string">
              <text:p text:style-name="MiRenglonEspecial">Browse weight and measures</text:p>
            </table:table-cell>
            <table:table-cell table:style-name="Tabla1.B1" office:value-type="string">
              <text:p text:style-name="MiRenglonEspecialDerecho">Ctrl+M</text:p>
            </table:table-cell>
          </table:table-row>
          <table:table-row>
            <table:table-cell table:style-name="Tabla1.A2" office:value-type="string">
              <text:p text:style-name="MiRenglonEspecial">Browse users</text:p>
            </table:table-cell>
            <table:table-cell table:style-name="Tabla1.B2" office:value-type="string">
              <text:p text:style-name="MiRenglonEspecialDerecho">Ctrl+U</text:p>
            </table:table-cell>
          </table:table-row>
          <table:table-row>
            <table:table-cell table:style-name="Tabla1.A1" office:value-type="string">
              <text:p text:style-name="MiRenglonEspecial">Browse clients</text:p>
            </table:table-cell>
            <table:table-cell table:style-name="Tabla1.B1" office:value-type="string">
              <text:p text:style-name="MiRenglonEspecialDerecho">Ctrl+I </text:p>
            </table:table-cell>
          </table:table-row>
          <table:table-row>
            <table:table-cell table:style-name="Tabla1.A2" office:value-type="string">
              <text:p text:style-name="MiRenglonEspecial">Browse transactions</text:p>
            </table:table-cell>
            <table:table-cell table:style-name="Tabla1.B2" office:value-type="string">
              <text:p text:style-name="MiRenglonEspecialDerecho">Ctrl+T</text:p>
            </table:table-cell>
          </table:table-row>
          <table:table-row>
            <table:table-cell table:style-name="Tabla1.A1" office:value-type="string">
              <text:p text:style-name="MiRenglonEspecial">Browse balances</text:p>
            </table:table-cell>
            <table:table-cell table:style-name="Tabla1.B1" office:value-type="string">
              <text:p text:style-name="MiRenglonEspecialDerecho">Ctrl+B</text:p>
            </table:table-cell>
          </table:table-row>
          <table:table-row>
            <table:table-cell table:style-name="Tabla1.A2" office:value-type="string">
              <text:p text:style-name="MiRenglonEspecial">Browse cashflow</text:p>
            </table:table-cell>
            <table:table-cell table:style-name="Tabla1.B2" office:value-type="string">
              <text:p text:style-name="MiRenglonEspecialDerecho">Ctrl+F</text:p>
            </table:table-cell>
          </table:table-row>
          <table:table-row>
            <table:table-cell table:style-name="Tabla1.A1" office:value-type="string">
              <text:p text:style-name="MiRenglonEspecial">Check In</text:p>
            </table:table-cell>
            <table:table-cell table:style-name="Tabla1.B1" office:value-type="string">
              <text:p text:style-name="MiRenglonEspecialDerecho">F2</text:p>
            </table:table-cell>
          </table:table-row>
          <table:table-row>
            <table:table-cell table:style-name="Tabla1.A2" office:value-type="string">
              <text:p text:style-name="MiRenglonEspecial">Check Out</text:p>
            </table:table-cell>
            <table:table-cell table:style-name="Tabla1.B2" office:value-type="string">
              <text:p text:style-name="MiRenglonEspecialDerecho">F3</text:p>
            </table:table-cell>
          </table:table-row>
          <table:table-row>
            <table:table-cell table:style-name="Tabla1.A1" office:value-type="string">
              <text:p text:style-name="MiRenglonEspecial">Stock Correction</text:p>
            </table:table-cell>
            <table:table-cell table:style-name="Tabla1.B1" office:value-type="string">
              <text:p text:style-name="MiRenglonEspecialDerecho"><text:span text:style-name="MioNormal">F4</text:span></text:p>
            </table:table-cell>
          </table:table-row>
          <table:table-row>
            <table:table-cell table:style-name="Tabla1.A2" office:value-type="string">
              <text:p text:style-name="P2"/>
            </table:table-cell>
            <table:table-cell table:style-name="Tabla1.B2" office:value-type="string">
              <text:p text:style-name="MiRenglonEspecialDerecho"><text:span text:style-name="MioNormal"/></text:p>
            </table:table-cell>
          </table:table-row>
          <table:table-row>
            <table:table-cell table:style-name="Tabla1.A1" office:value-type="string">
              <text:p text:style-name="P2"/>
            </table:table-cell>
            <table:table-cell table:style-name="Tabla1.B1" office:value-type="string">
              <text:p text:style-name="MiRenglonEspecialDerecho"><text:span text:style-name="MioNormal"/></text:p>
            </table:table-cell>
          </table:table-row>
          <table:table-row>
            <table:table-cell table:style-name="Tabla1.A2" office:value-type="string">
              <text:p text:style-name="P2"/>
            </table:table-cell>
            <table:table-cell table:style-name="Tabla1.B2" office:value-type="string">
              <text:p text:style-name="MiRenglonEspecialDerecho"><text:span text:style-name="MioNormal"/></text:p>
            </table:table-cell>
          </table:table-row>
          <table:table-row>
            <table:table-cell table:style-name="Tabla1.A1" office:value-type="string">
              <text:p text:style-name="P2"/>
            </table:table-cell>
            <table:table-cell table:style-name="Tabla1.B1" office:value-type="string">
              <text:p text:style-name="MiRenglonEspecialDerecho"><text:span text:style-name="MioNormal"/></text:p>
            </table:table-cell>
          </table:table-row>
          <table:table-row>
            <table:table-cell table:style-name="Tabla1.A2" office:value-type="string">
              <text:p text:style-name="P2"/>
            </table:table-cell>
            <table:table-cell table:style-name="Tabla1.B2" office:value-type="string">
              <text:p text:style-name="MiRenglonEspecialDerecho"><text:span text:style-name="MioNormal"/></text:p>
            </table:table-cell>
          </table:table-row>
        </table:table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Apple Garamond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1" svg:font-family="'Apple Garamond'" style:font-adornments="Predeterminado" style:font-pitch="variable"/>
    <style:font-face style:name="Apple Garamond Light" svg:font-family="'Apple Garamond Light'" style:font-adornments="Negrita cursiva" style:font-pitch="variable"/>
    <style:font-face style:name="Lucida Grande1" svg:font-family="'Lucida Grande'" style:font-adornments="Negrita" style:font-pitch="variable"/>
    <style:font-face style:name="Lucida Grande" svg:font-family="'Lucida Grande'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iTitulo1" style:family="paragraph" style:parent-style-name="Title" style:master-page-name="">
      <style:paragraph-properties fo:margin-top="0.019cm" fo:margin-bottom="0.21cm" style:page-number="auto" fo:background-color="transparent" style:shadow="none">
        <style:tab-stops/>
        <style:background-image/>
      </style:paragraph-properties>
      <style:text-properties fo:color="#0084d1" style:font-name="Trebuchet MS" fo:font-style="italic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MiSubtitulo1" style:family="paragraph" style:parent-style-name="Subtitle" style:master-page-name="">
      <style:paragraph-properties style:page-number="auto" fo:background-color="#999999" style:shadow="none">
        <style:tab-stops/>
        <style:background-image/>
      </style:paragraph-properties>
      <style:text-properties fo:color="#ffffff" style:font-name="Apple Garamon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MiCuerpo1" style:family="paragraph" style:parent-style-name="Text_20_body" style:class="text" style:master-page-name="">
      <style:paragraph-properties fo:margin-left="0.3cm" fo:margin-right="0.3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Apple Garamond1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Sin_20_nombre1" style:display-name="Sin nombre1" style:family="paragraph" style:parent-style-name="MiCuerpo1"/>
    <style:style style:name="MiSubtitulo2" style:family="paragraph" style:parent-style-name="MiSubtitulo1" style:next-style-name="MiCuerpo1" style:auto-update="true">
      <style:paragraph-properties fo:margin-left="-0.199cm" fo:margin-right="-0.199cm" fo:text-align="start" style:justify-single-word="false" fo:text-indent="0cm" style:auto-text-indent="false" fo:background-color="transparent" fo:padding="0cm" fo:border-left="none" fo:border-right="none" fo:border-top="none" fo:border-bottom="0.018cm solid #666666" style:shadow="none">
        <style:background-image/>
      </style:paragraph-properties>
      <style:text-properties fo:color="#0084d1" style:font-weight-asian="normal"/>
    </style:style>
    <style:style style:name="MiRenglonEspecial" style:family="paragraph" style:parent-style-name="MiSubtitulo2" style:auto-update="true" style:master-page-name="">
      <style:paragraph-properties fo:margin-left="0.212cm" fo:margin-right="0cm" fo:margin-top="0.101cm" fo:margin-bottom="0.101cm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font-name="Lucida Grand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iRenglonEspecialDerecho" style:family="paragraph" style:parent-style-name="MiRenglonEspecial" style:auto-update="true" style:master-page-name="">
      <style:paragraph-properties fo:text-align="center" style:justify-single-word="false" style:page-number="auto"/>
      <style:text-properties fo:color="#2323dc" fo:font-size="9pt" fo:font-style="normal" fo:font-weight="bold" style:font-weight-asian="normal"/>
    </style:style>
    <style:style style:name="MiTitulo2" style:family="paragraph" style:parent-style-name="MiCuerpo1" style:master-page-name="">
      <style:paragraph-properties fo:margin-top="0.101cm" fo:margin-bottom="0.101cm" fo:text-align="center" style:justify-single-word="false" style:page-number="auto" fo:background-color="transparent" fo:padding="0.101cm" fo:border-left="none" fo:border-right="none" fo:border-top="none" fo:border-bottom="0.035cm solid #c0c0c0" style:shadow="none">
        <style:tab-stops/>
        <style:background-image/>
      </style:paragraph-properties>
      <style:text-properties fo:color="#99284c" fo:font-size="18pt"/>
    </style:style>
    <style:style style:name="MiTeclas1" style:family="text">
      <style:text-properties fo:color="#4b1f6f" style:font-name="Apple Garamond2" fo:font-style="italic" fo:font-weight="bold" fo:background-color="#ffff99"/>
    </style:style>
    <style:style style:name="MiRealzado1" style:family="text">
      <style:text-properties fo:color="#004586" style:font-name="Apple Garamond2" fo:font-style="italic" fo:font-weight="bold" fo:background-color="transparent"/>
    </style:style>
    <style:style style:name="MiRealzado2" style:family="text" style:parent-style-name="MiRealzado1">
      <style:text-properties style:font-name="Apple Garamond Light"/>
    </style:style>
    <style:style style:name="MiRealzado3" style:family="text" style:parent-style-name="MiRealzado2">
      <style:text-properties style:font-name="Lucida Grande1" fo:font-size="9pt" fo:font-style="normal" fo:font-weight="bold"/>
    </style:style>
    <style:style style:name="Numbering_20_Symbols" style:display-name="Numbering Symbols" style:family="text"/>
    <style:style style:name="MioNormal" style:family="text">
      <style:text-properties style:font-name="Lucida Grande" fo:font-size="11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MiNumeracion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MiCuerpo1">
      <style:paragraph-properties fo:text-align="center" style:justify-single-word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1.401cm" fo:margin-bottom="1.401cm" fo:margin-left="1.401cm" fo:margin-right="1.401cm" fo:border-top="none" fo:border-bottom="0.002cm solid #000000" fo:border-left="none" fo:border-right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iRealzado3">www.lemonpos.or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26T12:27:10</meta:creation-date>
    <dc:date>2010-01-18T15:17:48</dc:date>
    <meta:editing-duration>PT15H34M18S</meta:editing-duration>
    <meta:editing-cycles>113</meta:editing-cycles>
    <meta:generator>OpenOffice.org/3.1$Linux OpenOffice.org_project/310m19$Build-9420</meta:generator>
    <meta:document-statistic meta:table-count="2" meta:image-count="1" meta:object-count="0" meta:page-count="1" meta:paragraph-count="79" meta:word-count="152" meta:character-count="886"/>
  </office:meta>
</office:document-meta>
</file>